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cm" svg:y="-3.857cm"/>
          <draw:glue-point draw:id="5" svg:x="-5cm" svg:y="-2.571cm"/>
          <draw:glue-point draw:id="6" svg:x="-5cm" svg:y="-1.286cm"/>
          <draw:glue-point draw:id="7" svg:x="-5cm" svg:y="0cm"/>
          <draw:glue-point draw:id="8" svg:x="-5cm" svg:y="1.286cm"/>
          <draw:glue-point draw:id="9" svg:x="-5cm" svg:y="2.571cm"/>
          <draw:glue-point draw:id="10" svg:x="-5cm" svg:y="3.857cm"/>
          <draw:glue-point draw:id="11" svg:x="5cm" svg:y="-3.857cm"/>
          <draw:glue-point draw:id="12" svg:x="5cm" svg:y="-2.571cm"/>
          <draw:glue-point draw:id="13" svg:x="5cm" svg:y="-1.286cm"/>
          <draw:glue-point draw:id="14" svg:x="5cm" svg:y="0cm"/>
          <draw:glue-point draw:id="15" svg:x="5cm" svg:y="1.286cm"/>
          <draw:glue-point draw:id="16" svg:x="5cm" svg:y="2.571cm"/>
          <draw:glue-point draw:id="17" svg:x="5cm" svg:y="3.857cm"/>
          <draw:glue-point draw:id="18" svg:x="0cm" svg:y="-5.014cm"/>
          <draw:glue-point draw:id="19" svg:x="0cm" svg:y="5.014cm"/>
          <draw:glue-point draw:id="20" svg:x="0cm" svg:y="0cm"/>
          <draw:polygon draw:style-name="gr1" draw:layer="layout" svg:width="1.029cm" svg:height="1.543cm" svg:x="0cm" svg:y="0.229cm" svg:viewBox="0 0 1030 1544" draw:points="0,0 0,1544 1030,1544 1030,0">
            <text:p/>
          </draw:polygon>
          <draw:path draw:style-name="gr1" draw:layer="layout" svg:width="1.029cm" svg:height="0.226cm" svg:x="0cm" svg:y="0cm" svg:viewBox="0 0 1030 227" svg:d="m0 227c515-511 1030 0 1030 0z">
            <text:p/>
          </draw:path>
          <draw:path draw:style-name="gr1" draw:layer="layout" svg:width="1.029cm" svg:height="0.226cm" svg:x="0cm" svg:y="1.771cm" svg:viewBox="0 0 1030 227" svg:d="m0 0c515 511 1030 0 1030 0z">
            <text:p/>
          </draw:path>
          <draw:line draw:style-name="gr2" draw:layer="layout" svg:x1="0cm" svg:y1="0.229cm" svg:x2="0cm" svg:y2="1.771cm">
            <text:p/>
          </draw:line>
          <draw:line draw:style-name="gr2" draw:layer="layout" svg:x1="1.029cm" svg:y1="0.229cm" svg:x2="1.029cm" svg:y2="1.771cm">
            <text:p/>
          </draw:line>
          <draw:path draw:style-name="gr2" draw:layer="layout" svg:width="1.029cm" svg:height="0.226cm" svg:x="0cm" svg:y="0cm" svg:viewBox="0 0 1030 227" svg:d="m0 227c515-511 1030 0 1030 0">
            <text:p/>
          </draw:path>
          <draw:path draw:style-name="gr2" draw:layer="layout" svg:width="1.029cm" svg:height="0.226cm" svg:x="0cm" svg:y="1.771cm" svg:viewBox="0 0 1030 227" svg:d="m0 0c515 511 1030 0 1030 0">
            <text:p/>
          </draw:path>
          <draw:line draw:style-name="gr2" draw:layer="layout" svg:x1="0cm" svg:y1="1.514cm" svg:x2="1.029cm" svg:y2="1.514cm">
            <text:p/>
          </draw:line>
          <draw:line draw:style-name="gr2" draw:layer="layout" svg:x1="0cm" svg:y1="0.486cm" svg:x2="1.029cm" svg:y2="0.486cm">
            <text:p/>
          </draw:line>
          <draw:line draw:style-name="gr3" draw:layer="layout" svg:x1="0cm" svg:y1="0.743cm" svg:x2="0.257cm" svg:y2="0.486cm">
            <text:p/>
          </draw:line>
          <draw:line draw:style-name="gr3" draw:layer="layout" svg:x1="0cm" svg:y1="1cm" svg:x2="0.514cm" svg:y2="0.486cm">
            <text:p/>
          </draw:line>
          <draw:line draw:style-name="gr3" draw:layer="layout" svg:x1="0cm" svg:y1="1.257cm" svg:x2="0.771cm" svg:y2="0.486cm">
            <text:p/>
          </draw:line>
          <draw:line draw:style-name="gr3" draw:layer="layout" svg:x1="0cm" svg:y1="1.514cm" svg:x2="1.029cm" svg:y2="0.486cm">
            <text:p/>
          </draw:line>
          <draw:line draw:style-name="gr3" draw:layer="layout" svg:x1="0.257cm" svg:y1="1.514cm" svg:x2="1.029cm" svg:y2="0.743cm">
            <text:p/>
          </draw:line>
          <draw:line draw:style-name="gr3" draw:layer="layout" svg:x1="0.514cm" svg:y1="1.514cm" svg:x2="1.029cm" svg:y2="1cm">
            <text:p/>
          </draw:line>
          <draw:line draw:style-name="gr3" draw:layer="layout" svg:x1="0.771cm" svg:y1="1.514cm" svg:x2="1.029cm" svg:y2="1.25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reactor</dc:title>
    <meta:creation-date>2011-02-07T16:58:54</meta:creation-date>
    <meta:editing-duration>P0D</meta:editing-duration>
    <meta:editing-cycles>1</meta:editing-cycles>
    <meta:document-statistic meta:object-count="17"/>
    <meta:generator>OpenOffice.org/3.3$Linux OpenOffice.org_project/330m20$Build-9567</meta:generator>
  </office:meta>
</office:document-meta>
</file>